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45in"/>
    </style:style>
    <style:style style:name="co2" style:family="table-column">
      <style:table-column-properties fo:break-before="auto" style:column-width="0.9673in"/>
    </style:style>
    <style:style style:name="co3" style:family="table-column">
      <style:table-column-properties fo:break-before="auto" style:column-width="0.8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418JFETTrns (1)" table:style-name="ta1">
        <table:shapes>
          <draw:frame draw:z-index="0" draw:style-name="gr1" draw:text-style-name="P1" svg:width="6.2988in" svg:height="3.5429in" svg:x="4.5142in" svg:y="14.0146in">
            <draw:object draw:notify-on-update-of-ranges="'418JFETTrns (1)'.A79:'418JFETTrns (1)'.A79 '418JFETTrns (1)'.A80:'418JFETTrns (1)'.A105 '418JFETTrns (1)'.C79:'418JFETTrns (1)'.C79 '418JFETTrns (1)'.C80:'418JFETTrns (1)'.C10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draw:text-style-name="P1" svg:width="6.2988in" svg:height="3.5429in" svg:x="4.5244in" svg:y="17.7579in">
            <draw:object draw:notify-on-update-of-ranges="'418JFETTrns (1)'.A79:'418JFETTrns (1)'.A79 '418JFETTrns (1)'.A80:'418JFETTrns (1)'.A105 '418JFETTrns (1)'.B79:'418JFETTrns (1)'.B79 '418JFETTrns (1)'.B80:'418JFETTrns (1)'.B10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4.4913in" svg:y="8.4327in">
            <draw:object draw:notify-on-update-of-ranges="'418JFETTrns (1)'.A55:'418JFETTrns (1)'.A75 '418JFETTrns (1)'.B55:'418JFETTrns (1)'.B75 '418JFETTrns (1)'.A2:'418JFETTrns (1)'.A54 '418JFETTrns (1)'.B2:'418JFETTrns (1)'.B5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<text:s text:c="2"/>VGS <text:s/>(V) </text:p>
          </table:table-cell>
          <table:table-cell table:style-name="ce1" office:value-type="string" calcext:value-type="string">
            <text:p>Current <text:s/>(A)</text:p>
          </table:table-cell>
          <table:table-cell/>
        </table:table-row>
        <table:table-row table:style-name="ro1">
          <table:table-cell office:value-type="float" office:value="-9.52" calcext:value-type="float">
            <text:p>-9.52</text:p>
          </table:table-cell>
          <table:table-cell office:value-type="float" office:value="0.00001071" calcext:value-type="float">
            <text:p>0.00001071</text:p>
          </table:table-cell>
          <table:table-cell/>
        </table:table-row>
        <table:table-row table:style-name="ro1">
          <table:table-cell office:value-type="float" office:value="-9.456" calcext:value-type="float">
            <text:p>-9.456</text:p>
          </table:table-cell>
          <table:table-cell office:value-type="float" office:value="0.00001076" calcext:value-type="float">
            <text:p>0.00001076</text:p>
          </table:table-cell>
          <table:table-cell/>
        </table:table-row>
        <table:table-row table:style-name="ro1">
          <table:table-cell office:value-type="float" office:value="-9.389" calcext:value-type="float">
            <text:p>-9.389</text:p>
          </table:table-cell>
          <table:table-cell office:value-type="float" office:value="0.00001068" calcext:value-type="float">
            <text:p>0.00001068</text:p>
          </table:table-cell>
          <table:table-cell/>
        </table:table-row>
        <table:table-row table:style-name="ro1">
          <table:table-cell office:value-type="float" office:value="-9.32" calcext:value-type="float">
            <text:p>-9.32</text:p>
          </table:table-cell>
          <table:table-cell office:value-type="float" office:value="0.00001074" calcext:value-type="float">
            <text:p>0.00001074</text:p>
          </table:table-cell>
          <table:table-cell/>
        </table:table-row>
        <table:table-row table:style-name="ro1">
          <table:table-cell office:value-type="float" office:value="-9.246" calcext:value-type="float">
            <text:p>-9.246</text:p>
          </table:table-cell>
          <table:table-cell office:value-type="float" office:value="0.00001071" calcext:value-type="float">
            <text:p>0.00001071</text:p>
          </table:table-cell>
          <table:table-cell/>
        </table:table-row>
        <table:table-row table:style-name="ro1">
          <table:table-cell office:value-type="float" office:value="-9.17" calcext:value-type="float">
            <text:p>-9.17</text:p>
          </table:table-cell>
          <table:table-cell office:value-type="float" office:value="0.00001081" calcext:value-type="float">
            <text:p>0.00001081</text:p>
          </table:table-cell>
          <table:table-cell/>
        </table:table-row>
        <table:table-row table:style-name="ro1">
          <table:table-cell office:value-type="float" office:value="-9.091" calcext:value-type="float">
            <text:p>-9.091</text:p>
          </table:table-cell>
          <table:table-cell office:value-type="float" office:value="0.00001072" calcext:value-type="float">
            <text:p>0.00001072</text:p>
          </table:table-cell>
          <table:table-cell/>
        </table:table-row>
        <table:table-row table:style-name="ro1">
          <table:table-cell office:value-type="float" office:value="-9.009" calcext:value-type="float">
            <text:p>-9.009</text:p>
          </table:table-cell>
          <table:table-cell office:value-type="float" office:value="0.00001074" calcext:value-type="float">
            <text:p>0.00001074</text:p>
          </table:table-cell>
          <table:table-cell/>
        </table:table-row>
        <table:table-row table:style-name="ro1">
          <table:table-cell office:value-type="float" office:value="-8.922" calcext:value-type="float">
            <text:p>-8.922</text:p>
          </table:table-cell>
          <table:table-cell office:value-type="float" office:value="0.00001075" calcext:value-type="float">
            <text:p>0.00001075</text:p>
          </table:table-cell>
          <table:table-cell/>
        </table:table-row>
        <table:table-row table:style-name="ro1">
          <table:table-cell office:value-type="float" office:value="-8.833" calcext:value-type="float">
            <text:p>-8.833</text:p>
          </table:table-cell>
          <table:table-cell office:value-type="float" office:value="0.00001077" calcext:value-type="float">
            <text:p>0.00001077</text:p>
          </table:table-cell>
          <table:table-cell/>
        </table:table-row>
        <table:table-row table:style-name="ro1">
          <table:table-cell office:value-type="float" office:value="-8.74" calcext:value-type="float">
            <text:p>-8.74</text:p>
          </table:table-cell>
          <table:table-cell office:value-type="float" office:value="0.00001074" calcext:value-type="float">
            <text:p>0.00001074</text:p>
          </table:table-cell>
          <table:table-cell/>
        </table:table-row>
        <table:table-row table:style-name="ro1">
          <table:table-cell office:value-type="float" office:value="-8.644" calcext:value-type="float">
            <text:p>-8.644</text:p>
          </table:table-cell>
          <table:table-cell office:value-type="float" office:value="0.00001066" calcext:value-type="float">
            <text:p>0.00001066</text:p>
          </table:table-cell>
          <table:table-cell/>
        </table:table-row>
        <table:table-row table:style-name="ro1">
          <table:table-cell office:value-type="float" office:value="-8.544" calcext:value-type="float">
            <text:p>-8.544</text:p>
          </table:table-cell>
          <table:table-cell office:value-type="float" office:value="0.0000107" calcext:value-type="float">
            <text:p>0.0000107</text:p>
          </table:table-cell>
          <table:table-cell/>
        </table:table-row>
        <table:table-row table:style-name="ro1">
          <table:table-cell office:value-type="float" office:value="-8.441" calcext:value-type="float">
            <text:p>-8.441</text:p>
          </table:table-cell>
          <table:table-cell office:value-type="float" office:value="0.00001072" calcext:value-type="float">
            <text:p>0.00001072</text:p>
          </table:table-cell>
          <table:table-cell/>
        </table:table-row>
        <table:table-row table:style-name="ro1">
          <table:table-cell office:value-type="float" office:value="-8.334" calcext:value-type="float">
            <text:p>-8.334</text:p>
          </table:table-cell>
          <table:table-cell office:value-type="float" office:value="0.00001076" calcext:value-type="float">
            <text:p>0.00001076</text:p>
          </table:table-cell>
          <table:table-cell/>
        </table:table-row>
        <table:table-row table:style-name="ro1">
          <table:table-cell office:value-type="float" office:value="-8.224" calcext:value-type="float">
            <text:p>-8.224</text:p>
          </table:table-cell>
          <table:table-cell office:value-type="float" office:value="0.00001069" calcext:value-type="float">
            <text:p>0.00001069</text:p>
          </table:table-cell>
          <table:table-cell/>
        </table:table-row>
        <table:table-row table:style-name="ro1">
          <table:table-cell office:value-type="float" office:value="-8.111" calcext:value-type="float">
            <text:p>-8.111</text:p>
          </table:table-cell>
          <table:table-cell office:value-type="float" office:value="0.00001072" calcext:value-type="float">
            <text:p>0.00001072</text:p>
          </table:table-cell>
          <table:table-cell/>
        </table:table-row>
        <table:table-row table:style-name="ro1">
          <table:table-cell office:value-type="float" office:value="-7.994" calcext:value-type="float">
            <text:p>-7.994</text:p>
          </table:table-cell>
          <table:table-cell office:value-type="float" office:value="0.00001077" calcext:value-type="float">
            <text:p>0.00001077</text:p>
          </table:table-cell>
          <table:table-cell/>
        </table:table-row>
        <table:table-row table:style-name="ro1">
          <table:table-cell office:value-type="float" office:value="-7.875" calcext:value-type="float">
            <text:p>-7.875</text:p>
          </table:table-cell>
          <table:table-cell office:value-type="float" office:value="0.00001071" calcext:value-type="float">
            <text:p>0.00001071</text:p>
          </table:table-cell>
          <table:table-cell/>
        </table:table-row>
        <table:table-row table:style-name="ro1">
          <table:table-cell office:value-type="float" office:value="-7.752" calcext:value-type="float">
            <text:p>-7.752</text:p>
          </table:table-cell>
          <table:table-cell office:value-type="float" office:value="0.00001075" calcext:value-type="float">
            <text:p>0.00001075</text:p>
          </table:table-cell>
          <table:table-cell/>
        </table:table-row>
        <table:table-row table:style-name="ro1">
          <table:table-cell office:value-type="float" office:value="-7.628" calcext:value-type="float">
            <text:p>-7.628</text:p>
          </table:table-cell>
          <table:table-cell office:value-type="float" office:value="0.00001069" calcext:value-type="float">
            <text:p>0.00001069</text:p>
          </table:table-cell>
          <table:table-cell/>
        </table:table-row>
        <table:table-row table:style-name="ro1">
          <table:table-cell office:value-type="float" office:value="-7.501" calcext:value-type="float">
            <text:p>-7.501</text:p>
          </table:table-cell>
          <table:table-cell office:value-type="float" office:value="0.00001076" calcext:value-type="float">
            <text:p>0.00001076</text:p>
          </table:table-cell>
          <table:table-cell/>
        </table:table-row>
        <table:table-row table:style-name="ro1">
          <table:table-cell office:value-type="float" office:value="-7.372" calcext:value-type="float">
            <text:p>-7.372</text:p>
          </table:table-cell>
          <table:table-cell office:value-type="float" office:value="0.00001076" calcext:value-type="float">
            <text:p>0.00001076</text:p>
          </table:table-cell>
          <table:table-cell/>
        </table:table-row>
        <table:table-row table:style-name="ro1">
          <table:table-cell office:value-type="float" office:value="-7.24" calcext:value-type="float">
            <text:p>-7.24</text:p>
          </table:table-cell>
          <table:table-cell office:value-type="float" office:value="0.00001075" calcext:value-type="float">
            <text:p>0.00001075</text:p>
          </table:table-cell>
          <table:table-cell/>
        </table:table-row>
        <table:table-row table:style-name="ro1">
          <table:table-cell office:value-type="float" office:value="-7.107" calcext:value-type="float">
            <text:p>-7.107</text:p>
          </table:table-cell>
          <table:table-cell office:value-type="float" office:value="0.00001076" calcext:value-type="float">
            <text:p>0.00001076</text:p>
          </table:table-cell>
          <table:table-cell/>
        </table:table-row>
        <table:table-row table:style-name="ro1">
          <table:table-cell office:value-type="float" office:value="-6.972" calcext:value-type="float">
            <text:p>-6.972</text:p>
          </table:table-cell>
          <table:table-cell office:value-type="float" office:value="0.00001073" calcext:value-type="float">
            <text:p>0.00001073</text:p>
          </table:table-cell>
          <table:table-cell/>
        </table:table-row>
        <table:table-row table:style-name="ro1">
          <table:table-cell office:value-type="float" office:value="-6.837" calcext:value-type="float">
            <text:p>-6.837</text:p>
          </table:table-cell>
          <table:table-cell office:value-type="float" office:value="0.00001078" calcext:value-type="float">
            <text:p>0.00001078</text:p>
          </table:table-cell>
          <table:table-cell/>
        </table:table-row>
        <table:table-row table:style-name="ro1">
          <table:table-cell office:value-type="float" office:value="-6.699" calcext:value-type="float">
            <text:p>-6.699</text:p>
          </table:table-cell>
          <table:table-cell office:value-type="float" office:value="0.00001076" calcext:value-type="float">
            <text:p>0.00001076</text:p>
          </table:table-cell>
          <table:table-cell/>
        </table:table-row>
        <table:table-row table:style-name="ro1">
          <table:table-cell office:value-type="float" office:value="-6.561" calcext:value-type="float">
            <text:p>-6.561</text:p>
          </table:table-cell>
          <table:table-cell office:value-type="float" office:value="0.00001077" calcext:value-type="float">
            <text:p>0.00001077</text:p>
          </table:table-cell>
          <table:table-cell/>
        </table:table-row>
        <table:table-row table:style-name="ro1">
          <table:table-cell office:value-type="float" office:value="-6.422" calcext:value-type="float">
            <text:p>-6.422</text:p>
          </table:table-cell>
          <table:table-cell office:value-type="float" office:value="0.00001079" calcext:value-type="float">
            <text:p>0.00001079</text:p>
          </table:table-cell>
          <table:table-cell/>
        </table:table-row>
        <table:table-row table:style-name="ro1">
          <table:table-cell office:value-type="float" office:value="-6.282" calcext:value-type="float">
            <text:p>-6.282</text:p>
          </table:table-cell>
          <table:table-cell office:value-type="float" office:value="0.00001072" calcext:value-type="float">
            <text:p>0.00001072</text:p>
          </table:table-cell>
          <table:table-cell/>
        </table:table-row>
        <table:table-row table:style-name="ro1">
          <table:table-cell office:value-type="float" office:value="-6.141" calcext:value-type="float">
            <text:p>-6.141</text:p>
          </table:table-cell>
          <table:table-cell office:value-type="float" office:value="0.00001075" calcext:value-type="float">
            <text:p>0.00001075</text:p>
          </table:table-cell>
          <table:table-cell/>
        </table:table-row>
        <table:table-row table:style-name="ro1">
          <table:table-cell office:value-type="float" office:value="-5.999" calcext:value-type="float">
            <text:p>-5.999</text:p>
          </table:table-cell>
          <table:table-cell office:value-type="float" office:value="0.00001078" calcext:value-type="float">
            <text:p>0.00001078</text:p>
          </table:table-cell>
          <table:table-cell/>
        </table:table-row>
        <table:table-row table:style-name="ro1">
          <table:table-cell office:value-type="float" office:value="-5.858" calcext:value-type="float">
            <text:p>-5.858</text:p>
          </table:table-cell>
          <table:table-cell office:value-type="float" office:value="0.00001074" calcext:value-type="float">
            <text:p>0.00001074</text:p>
          </table:table-cell>
          <table:table-cell/>
        </table:table-row>
        <table:table-row table:style-name="ro1">
          <table:table-cell office:value-type="float" office:value="-5.716" calcext:value-type="float">
            <text:p>-5.716</text:p>
          </table:table-cell>
          <table:table-cell office:value-type="float" office:value="0.00001066" calcext:value-type="float">
            <text:p>0.00001066</text:p>
          </table:table-cell>
          <table:table-cell/>
        </table:table-row>
        <table:table-row table:style-name="ro1">
          <table:table-cell office:value-type="float" office:value="-5.573" calcext:value-type="float">
            <text:p>-5.573</text:p>
          </table:table-cell>
          <table:table-cell office:value-type="float" office:value="0.00001076" calcext:value-type="float">
            <text:p>0.00001076</text:p>
          </table:table-cell>
          <table:table-cell/>
        </table:table-row>
        <table:table-row table:style-name="ro1">
          <table:table-cell office:value-type="float" office:value="-5.431" calcext:value-type="float">
            <text:p>-5.431</text:p>
          </table:table-cell>
          <table:table-cell office:value-type="float" office:value="0.0000107" calcext:value-type="float">
            <text:p>0.0000107</text:p>
          </table:table-cell>
          <table:table-cell/>
        </table:table-row>
        <table:table-row table:style-name="ro1">
          <table:table-cell office:value-type="float" office:value="-5.288" calcext:value-type="float">
            <text:p>-5.288</text:p>
          </table:table-cell>
          <table:table-cell office:value-type="float" office:value="0.00001072" calcext:value-type="float">
            <text:p>0.00001072</text:p>
          </table:table-cell>
          <table:table-cell/>
        </table:table-row>
        <table:table-row table:style-name="ro1">
          <table:table-cell office:value-type="float" office:value="-5.145" calcext:value-type="float">
            <text:p>-5.145</text:p>
          </table:table-cell>
          <table:table-cell office:value-type="float" office:value="0.00001068" calcext:value-type="float">
            <text:p>0.00001068</text:p>
          </table:table-cell>
          <table:table-cell/>
        </table:table-row>
        <table:table-row table:style-name="ro1">
          <table:table-cell office:value-type="float" office:value="-5.002" calcext:value-type="float">
            <text:p>-5.002</text:p>
          </table:table-cell>
          <table:table-cell office:value-type="float" office:value="0.0000107" calcext:value-type="float">
            <text:p>0.0000107</text:p>
          </table:table-cell>
          <table:table-cell/>
        </table:table-row>
        <table:table-row table:style-name="ro1">
          <table:table-cell office:value-type="float" office:value="-4.859" calcext:value-type="float">
            <text:p>-4.859</text:p>
          </table:table-cell>
          <table:table-cell office:value-type="float" office:value="0.00001077" calcext:value-type="float">
            <text:p>0.00001077</text:p>
          </table:table-cell>
          <table:table-cell/>
        </table:table-row>
        <table:table-row table:style-name="ro1">
          <table:table-cell office:value-type="float" office:value="-4.716" calcext:value-type="float">
            <text:p>-4.716</text:p>
          </table:table-cell>
          <table:table-cell office:value-type="float" office:value="0.00001076" calcext:value-type="float">
            <text:p>0.00001076</text:p>
          </table:table-cell>
          <table:table-cell/>
        </table:table-row>
        <table:table-row table:style-name="ro1">
          <table:table-cell office:value-type="float" office:value="-4.573" calcext:value-type="float">
            <text:p>-4.573</text:p>
          </table:table-cell>
          <table:table-cell office:value-type="float" office:value="0.0000108" calcext:value-type="float">
            <text:p>0.0000108</text:p>
          </table:table-cell>
          <table:table-cell/>
        </table:table-row>
        <table:table-row table:style-name="ro1">
          <table:table-cell office:value-type="float" office:value="-4.429" calcext:value-type="float">
            <text:p>-4.429</text:p>
          </table:table-cell>
          <table:table-cell office:value-type="float" office:value="0.00001073" calcext:value-type="float">
            <text:p>0.00001073</text:p>
          </table:table-cell>
          <table:table-cell/>
        </table:table-row>
        <table:table-row table:style-name="ro1">
          <table:table-cell office:value-type="float" office:value="-4.286" calcext:value-type="float">
            <text:p>-4.286</text:p>
          </table:table-cell>
          <table:table-cell office:value-type="float" office:value="0.00001073" calcext:value-type="float">
            <text:p>0.00001073</text:p>
          </table:table-cell>
          <table:table-cell/>
        </table:table-row>
        <table:table-row table:style-name="ro1">
          <table:table-cell office:value-type="float" office:value="-4.142" calcext:value-type="float">
            <text:p>-4.142</text:p>
          </table:table-cell>
          <table:table-cell office:value-type="float" office:value="0.00001071" calcext:value-type="float">
            <text:p>0.00001071</text:p>
          </table:table-cell>
          <table:table-cell/>
        </table:table-row>
        <table:table-row table:style-name="ro1">
          <table:table-cell office:value-type="float" office:value="-3.999" calcext:value-type="float">
            <text:p>-3.999</text:p>
          </table:table-cell>
          <table:table-cell office:value-type="float" office:value="0.00001076" calcext:value-type="float">
            <text:p>0.00001076</text:p>
          </table:table-cell>
          <table:table-cell/>
        </table:table-row>
        <table:table-row table:style-name="ro1">
          <table:table-cell office:value-type="float" office:value="-3.855" calcext:value-type="float">
            <text:p>-3.855</text:p>
          </table:table-cell>
          <table:table-cell office:value-type="float" office:value="0.00001072" calcext:value-type="float">
            <text:p>0.00001072</text:p>
          </table:table-cell>
          <table:table-cell/>
        </table:table-row>
        <table:table-row table:style-name="ro1">
          <table:table-cell office:value-type="float" office:value="-3.711" calcext:value-type="float">
            <text:p>-3.711</text:p>
          </table:table-cell>
          <table:table-cell office:value-type="float" office:value="0.00001077" calcext:value-type="float">
            <text:p>0.00001077</text:p>
          </table:table-cell>
          <table:table-cell/>
        </table:table-row>
        <table:table-row table:style-name="ro1">
          <table:table-cell office:value-type="float" office:value="-3.568" calcext:value-type="float">
            <text:p>-3.568</text:p>
          </table:table-cell>
          <table:table-cell office:value-type="float" office:value="0.00001068" calcext:value-type="float">
            <text:p>0.00001068</text:p>
          </table:table-cell>
          <table:table-cell/>
        </table:table-row>
        <table:table-row table:style-name="ro1">
          <table:table-cell office:value-type="float" office:value="-3.425" calcext:value-type="float">
            <text:p>-3.425</text:p>
          </table:table-cell>
          <table:table-cell office:value-type="float" office:value="0.00001072" calcext:value-type="float">
            <text:p>0.00001072</text:p>
          </table:table-cell>
          <table:table-cell/>
        </table:table-row>
        <table:table-row table:style-name="ro1">
          <table:table-cell office:value-type="float" office:value="-3.281" calcext:value-type="float">
            <text:p>-3.281</text:p>
          </table:table-cell>
          <table:table-cell office:value-type="float" office:value="0.00001081" calcext:value-type="float">
            <text:p>0.00001081</text:p>
          </table:table-cell>
          <table:table-cell/>
        </table:table-row>
        <table:table-row table:style-name="ro1">
          <table:table-cell office:value-type="float" office:value="-3.138" calcext:value-type="float">
            <text:p>-3.138</text:p>
          </table:table-cell>
          <table:table-cell office:value-type="float" office:value="0.00001267" calcext:value-type="float">
            <text:p>0.00001267</text:p>
          </table:table-cell>
          <table:table-cell/>
        </table:table-row>
        <table:table-row table:style-name="ro1">
          <table:table-cell office:value-type="float" office:value="-2.995" calcext:value-type="float">
            <text:p>-2.995</text:p>
          </table:table-cell>
          <table:table-cell office:value-type="float" office:value="0.00002467" calcext:value-type="float">
            <text:p>0.00002467</text:p>
          </table:table-cell>
          <table:table-cell/>
        </table:table-row>
        <table:table-row table:style-name="ro1">
          <table:table-cell office:value-type="float" office:value="-2.851" calcext:value-type="float">
            <text:p>-2.851</text:p>
          </table:table-cell>
          <table:table-cell office:value-type="float" office:value="0.00006524" calcext:value-type="float">
            <text:p>0.00006524</text:p>
          </table:table-cell>
          <table:table-cell/>
        </table:table-row>
        <table:table-row table:style-name="ro1">
          <table:table-cell office:value-type="float" office:value="-2.708" calcext:value-type="float">
            <text:p>-2.708</text:p>
          </table:table-cell>
          <table:table-cell office:value-type="float" office:value="0.0001563" calcext:value-type="float">
            <text:p>0.0001563</text:p>
          </table:table-cell>
          <table:table-cell/>
        </table:table-row>
        <table:table-row table:style-name="ro1">
          <table:table-cell office:value-type="float" office:value="-2.564" calcext:value-type="float">
            <text:p>-2.564</text:p>
          </table:table-cell>
          <table:table-cell office:value-type="float" office:value="0.0003062" calcext:value-type="float">
            <text:p>0.0003062</text:p>
          </table:table-cell>
          <table:table-cell/>
        </table:table-row>
        <table:table-row table:style-name="ro1">
          <table:table-cell office:value-type="float" office:value="-2.42" calcext:value-type="float">
            <text:p>-2.42</text:p>
          </table:table-cell>
          <table:table-cell office:value-type="float" office:value="0.0005095" calcext:value-type="float">
            <text:p>0.0005095</text:p>
          </table:table-cell>
          <table:table-cell/>
        </table:table-row>
        <table:table-row table:style-name="ro1">
          <table:table-cell office:value-type="float" office:value="-2.276" calcext:value-type="float">
            <text:p>-2.276</text:p>
          </table:table-cell>
          <table:table-cell office:value-type="float" office:value="0.0007562" calcext:value-type="float">
            <text:p>0.0007562</text:p>
          </table:table-cell>
          <table:table-cell/>
        </table:table-row>
        <table:table-row table:style-name="ro1">
          <table:table-cell office:value-type="float" office:value="-2.133" calcext:value-type="float">
            <text:p>-2.133</text:p>
          </table:table-cell>
          <table:table-cell office:value-type="float" office:value="0.001042" calcext:value-type="float">
            <text:p>0.001042</text:p>
          </table:table-cell>
          <table:table-cell/>
        </table:table-row>
        <table:table-row table:style-name="ro1">
          <table:table-cell office:value-type="float" office:value="-1.99" calcext:value-type="float">
            <text:p>-1.99</text:p>
          </table:table-cell>
          <table:table-cell office:value-type="float" office:value="0.001364" calcext:value-type="float">
            <text:p>0.001364</text:p>
          </table:table-cell>
          <table:table-cell/>
        </table:table-row>
        <table:table-row table:style-name="ro1">
          <table:table-cell office:value-type="float" office:value="-1.846" calcext:value-type="float">
            <text:p>-1.846</text:p>
          </table:table-cell>
          <table:table-cell office:value-type="float" office:value="0.001881" calcext:value-type="float">
            <text:p>0.001881</text:p>
          </table:table-cell>
          <table:table-cell/>
        </table:table-row>
        <table:table-row table:style-name="ro1">
          <table:table-cell office:value-type="float" office:value="-1.703" calcext:value-type="float">
            <text:p>-1.703</text:p>
          </table:table-cell>
          <table:table-cell office:value-type="float" office:value="0.002301" calcext:value-type="float">
            <text:p>0.002301</text:p>
          </table:table-cell>
          <table:table-cell/>
        </table:table-row>
        <table:table-row table:style-name="ro1">
          <table:table-cell office:value-type="float" office:value="-1.559" calcext:value-type="float">
            <text:p>-1.559</text:p>
          </table:table-cell>
          <table:table-cell office:value-type="float" office:value="0.00272" calcext:value-type="float">
            <text:p>0.00272</text:p>
          </table:table-cell>
          <table:table-cell/>
        </table:table-row>
        <table:table-row table:style-name="ro1">
          <table:table-cell office:value-type="float" office:value="-1.416" calcext:value-type="float">
            <text:p>-1.416</text:p>
          </table:table-cell>
          <table:table-cell office:value-type="float" office:value="0.003182" calcext:value-type="float">
            <text:p>0.003182</text:p>
          </table:table-cell>
          <table:table-cell/>
        </table:table-row>
        <table:table-row table:style-name="ro1">
          <table:table-cell office:value-type="float" office:value="-1.273" calcext:value-type="float">
            <text:p>-1.273</text:p>
          </table:table-cell>
          <table:table-cell office:value-type="float" office:value="0.00368" calcext:value-type="float">
            <text:p>0.00368</text:p>
          </table:table-cell>
          <table:table-cell/>
        </table:table-row>
        <table:table-row table:style-name="ro1">
          <table:table-cell office:value-type="float" office:value="-1.129" calcext:value-type="float">
            <text:p>-1.129</text:p>
          </table:table-cell>
          <table:table-cell office:value-type="float" office:value="0.004186" calcext:value-type="float">
            <text:p>0.004186</text:p>
          </table:table-cell>
          <table:table-cell/>
        </table:table-row>
        <table:table-row table:style-name="ro1">
          <table:table-cell office:value-type="float" office:value="-0.9854" calcext:value-type="float">
            <text:p>-0.9854</text:p>
          </table:table-cell>
          <table:table-cell office:value-type="float" office:value="0.004725" calcext:value-type="float">
            <text:p>0.004725</text:p>
          </table:table-cell>
          <table:table-cell/>
        </table:table-row>
        <table:table-row table:style-name="ro1">
          <table:table-cell office:value-type="float" office:value="-0.8424" calcext:value-type="float">
            <text:p>-0.8424</text:p>
          </table:table-cell>
          <table:table-cell office:value-type="float" office:value="0.005282" calcext:value-type="float">
            <text:p>0.005282</text:p>
          </table:table-cell>
          <table:table-cell/>
        </table:table-row>
        <table:table-row table:style-name="ro1">
          <table:table-cell office:value-type="float" office:value="-0.6981" calcext:value-type="float">
            <text:p>-0.6981</text:p>
          </table:table-cell>
          <table:table-cell office:value-type="float" office:value="0.005865" calcext:value-type="float">
            <text:p>0.005865</text:p>
          </table:table-cell>
          <table:table-cell/>
        </table:table-row>
        <table:table-row table:style-name="ro1">
          <table:table-cell office:value-type="float" office:value="-0.5544" calcext:value-type="float">
            <text:p>-0.5544</text:p>
          </table:table-cell>
          <table:table-cell office:value-type="float" office:value="0.006475" calcext:value-type="float">
            <text:p>0.006475</text:p>
          </table:table-cell>
          <table:table-cell/>
        </table:table-row>
        <table:table-row table:style-name="ro1">
          <table:table-cell office:value-type="float" office:value="-0.4113" calcext:value-type="float">
            <text:p>-0.4113</text:p>
          </table:table-cell>
          <table:table-cell office:value-type="float" office:value="0.00709" calcext:value-type="float">
            <text:p>0.00709</text:p>
          </table:table-cell>
          <table:table-cell/>
        </table:table-row>
        <table:table-row table:style-name="ro1">
          <table:table-cell office:value-type="float" office:value="-0.2676" calcext:value-type="float">
            <text:p>-0.2676</text:p>
          </table:table-cell>
          <table:table-cell office:value-type="float" office:value="0.007743" calcext:value-type="float">
            <text:p>0.007743</text:p>
          </table:table-cell>
          <table:table-cell/>
        </table:table-row>
        <table:table-row table:style-name="ro1">
          <table:table-cell office:value-type="float" office:value="-0.124" calcext:value-type="float">
            <text:p>-0.124</text:p>
          </table:table-cell>
          <table:table-cell office:value-type="float" office:value="0.008428" calcext:value-type="float">
            <text:p>0.008428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<text:s text:c="2"/>VGS <text:s/>(V)</text:p>
          </table:table-cell>
          <table:table-cell office:value-type="string" calcext:value-type="string">
            <text:p>Resistance</text:p>
          </table:table-cell>
          <table:table-cell table:style-name="ce1" office:value-type="string" calcext:value-type="string">
            <text:p>Transconductance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.56" calcext:value-type="float">
            <text:p>-10.56</text:p>
          </table:table-cell>
          <table:table-cell office:value-type="float" office:value="8128" calcext:value-type="float">
            <text:p>8128</text:p>
          </table:table-cell>
          <table:table-cell office:value-type="float" office:value="-0.000123" calcext:value-type="float">
            <text:p>-0.000123</text:p>
          </table:table-cell>
        </table:table-row>
        <table:table-row table:style-name="ro1">
          <table:table-cell office:value-type="float" office:value="-10.12" calcext:value-type="float">
            <text:p>-10.12</text:p>
          </table:table-cell>
          <table:table-cell office:value-type="float" office:value="8128" calcext:value-type="float">
            <text:p>8128</text:p>
          </table:table-cell>
          <table:table-cell office:value-type="float" office:value="-0.000123" calcext:value-type="float">
            <text:p>-0.000123</text:p>
          </table:table-cell>
        </table:table-row>
        <table:table-row table:style-name="ro1">
          <table:table-cell office:value-type="float" office:value="-9.68" calcext:value-type="float">
            <text:p>-9.68</text:p>
          </table:table-cell>
          <table:table-cell office:value-type="float" office:value="8128" calcext:value-type="float">
            <text:p>8128</text:p>
          </table:table-cell>
          <table:table-cell office:value-type="float" office:value="-0.000123" calcext:value-type="float">
            <text:p>-0.000123</text:p>
          </table:table-cell>
        </table:table-row>
        <table:table-row table:style-name="ro1">
          <table:table-cell office:value-type="float" office:value="-9.24" calcext:value-type="float">
            <text:p>-9.24</text:p>
          </table:table-cell>
          <table:table-cell office:value-type="float" office:value="320100" calcext:value-type="float">
            <text:p>320100</text:p>
          </table:table-cell>
          <table:table-cell office:value-type="float" office:value="-0.000003124" calcext:value-type="float">
            <text:p>-0.000003124</text:p>
          </table:table-cell>
        </table:table-row>
        <table:table-row table:style-name="ro1">
          <table:table-cell office:value-type="float" office:value="-8.8" calcext:value-type="float">
            <text:p>-8.8</text:p>
          </table:table-cell>
          <table:table-cell office:value-type="float" office:value="21110000" calcext:value-type="float">
            <text:p>21110000</text:p>
          </table:table-cell>
          <table:table-cell office:value-type="float" office:value="-0.00000004736" calcext:value-type="float">
            <text:p>-4.736E-008</text:p>
          </table:table-cell>
        </table:table-row>
        <table:table-row table:style-name="ro1">
          <table:table-cell office:value-type="float" office:value="-8.36" calcext:value-type="float">
            <text:p>-8.36</text:p>
          </table:table-cell>
          <table:table-cell office:value-type="float" office:value="104200000" calcext:value-type="float">
            <text:p>104200000</text:p>
          </table:table-cell>
          <table:table-cell office:value-type="float" office:value="0.000000009593" calcext:value-type="float">
            <text:p>9.593E-009</text:p>
          </table:table-cell>
        </table:table-row>
        <table:table-row table:style-name="ro1">
          <table:table-cell office:value-type="float" office:value="-7.92" calcext:value-type="float">
            <text:p>-7.92</text:p>
          </table:table-cell>
          <table:table-cell office:value-type="float" office:value="104200000" calcext:value-type="float">
            <text:p>104200000</text:p>
          </table:table-cell>
          <table:table-cell office:value-type="float" office:value="0.000000009593" calcext:value-type="float">
            <text:p>9.593E-009</text:p>
          </table:table-cell>
        </table:table-row>
        <table:table-row table:style-name="ro1">
          <table:table-cell office:value-type="float" office:value="-7.48" calcext:value-type="float">
            <text:p>-7.48</text:p>
          </table:table-cell>
          <table:table-cell office:value-type="float" office:value="170900000" calcext:value-type="float">
            <text:p>170900000</text:p>
          </table:table-cell>
          <table:table-cell office:value-type="float" office:value="0.00000000585" calcext:value-type="float">
            <text:p>5.85E-009</text:p>
          </table:table-cell>
        </table:table-row>
        <table:table-row table:style-name="ro1">
          <table:table-cell office:value-type="float" office:value="-7.04" calcext:value-type="float">
            <text:p>-7.04</text:p>
          </table:table-cell>
          <table:table-cell office:value-type="float" office:value="170900000" calcext:value-type="float">
            <text:p>170900000</text:p>
          </table:table-cell>
          <table:table-cell office:value-type="float" office:value="0.00000000585" calcext:value-type="float">
            <text:p>5.85E-009</text:p>
          </table:table-cell>
        </table:table-row>
        <table:table-row table:style-name="ro1">
          <table:table-cell office:value-type="float" office:value="-6.6" calcext:value-type="float">
            <text:p>-6.6</text:p>
          </table:table-cell>
          <table:table-cell office:value-type="float" office:value="103300000" calcext:value-type="float">
            <text:p>103300000</text:p>
          </table:table-cell>
          <table:table-cell office:value-type="float" office:value="-0.000000009682" calcext:value-type="float">
            <text:p>-9.682E-009</text:p>
          </table:table-cell>
        </table:table-row>
        <table:table-row table:style-name="ro1">
          <table:table-cell office:value-type="float" office:value="-6.16" calcext:value-type="float">
            <text:p>-6.16</text:p>
          </table:table-cell>
          <table:table-cell office:value-type="float" office:value="103300000" calcext:value-type="float">
            <text:p>103300000</text:p>
          </table:table-cell>
          <table:table-cell office:value-type="float" office:value="-0.000000009682" calcext:value-type="float">
            <text:p>-9.682E-009</text:p>
          </table:table-cell>
        </table:table-row>
        <table:table-row table:style-name="ro1">
          <table:table-cell office:value-type="float" office:value="-5.72" calcext:value-type="float">
            <text:p>-5.72</text:p>
          </table:table-cell>
          <table:table-cell office:value-type="float" office:value="287300000" calcext:value-type="float">
            <text:p>287300000</text:p>
          </table:table-cell>
          <table:table-cell office:value-type="float" office:value="0.00000000348" calcext:value-type="float">
            <text:p>3.48E-009</text:p>
          </table:table-cell>
        </table:table-row>
        <table:table-row table:style-name="ro1">
          <table:table-cell office:value-type="float" office:value="-5.28" calcext:value-type="float">
            <text:p>-5.28</text:p>
          </table:table-cell>
          <table:table-cell office:value-type="float" office:value="66160000" calcext:value-type="float">
            <text:p>66160000</text:p>
          </table:table-cell>
          <table:table-cell office:value-type="float" office:value="-0.00000001511" calcext:value-type="float">
            <text:p>-1.511E-008</text:p>
          </table:table-cell>
        </table:table-row>
        <table:table-row table:style-name="ro1">
          <table:table-cell office:value-type="float" office:value="-4.84" calcext:value-type="float">
            <text:p>-4.84</text:p>
          </table:table-cell>
          <table:table-cell office:value-type="float" office:value="66160000" calcext:value-type="float">
            <text:p>66160000</text:p>
          </table:table-cell>
          <table:table-cell office:value-type="float" office:value="-0.00000001511" calcext:value-type="float">
            <text:p>-1.511E-008</text:p>
          </table:table-cell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287300000" calcext:value-type="float">
            <text:p>287300000</text:p>
          </table:table-cell>
          <table:table-cell office:value-type="float" office:value="0.00000000348" calcext:value-type="float">
            <text:p>3.48E-009</text:p>
          </table:table-cell>
        </table:table-row>
        <table:table-row table:style-name="ro1">
          <table:table-cell office:value-type="float" office:value="-3.96" calcext:value-type="float">
            <text:p>-3.96</text:p>
          </table:table-cell>
          <table:table-cell office:value-type="float" office:value="287300000" calcext:value-type="float">
            <text:p>287300000</text:p>
          </table:table-cell>
          <table:table-cell office:value-type="float" office:value="0.00000000348" calcext:value-type="float">
            <text:p>3.48E-009</text:p>
          </table:table-cell>
        </table:table-row>
        <table:table-row table:style-name="ro1">
          <table:table-cell office:value-type="float" office:value="-3.52" calcext:value-type="float">
            <text:p>-3.52</text:p>
          </table:table-cell>
          <table:table-cell office:value-type="float" office:value="185900" calcext:value-type="float">
            <text:p>185900</text:p>
          </table:table-cell>
          <table:table-cell office:value-type="float" office:value="0.00000538" calcext:value-type="float">
            <text:p>0.00000538</text:p>
          </table:table-cell>
        </table:table-row>
        <table:table-row table:style-name="ro1">
          <table:table-cell office:value-type="float" office:value="-3.08" calcext:value-type="float">
            <text:p>-3.08</text:p>
          </table:table-cell>
          <table:table-cell office:value-type="float" office:value="4205" calcext:value-type="float">
            <text:p>4205</text:p>
          </table:table-cell>
          <table:table-cell office:value-type="float" office:value="0.0002378" calcext:value-type="float">
            <text:p>0.0002378</text:p>
          </table:table-cell>
        </table:table-row>
        <table:table-row table:style-name="ro1">
          <table:table-cell office:value-type="float" office:value="-2.64" calcext:value-type="float">
            <text:p>-2.64</text:p>
          </table:table-cell>
          <table:table-cell office:value-type="float" office:value="985.5" calcext:value-type="float">
            <text:p>985.5</text:p>
          </table:table-cell>
          <table:table-cell office:value-type="float" office:value="0.001015" calcext:value-type="float">
            <text:p>0.001015</text:p>
          </table:table-cell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457.2" calcext:value-type="float">
            <text:p>457.2</text:p>
          </table:table-cell>
          <table:table-cell office:value-type="float" office:value="0.002187" calcext:value-type="float">
            <text:p>0.002187</text:p>
          </table:table-cell>
        </table:table-row>
        <table:table-row table:style-name="ro1">
          <table:table-cell office:value-type="float" office:value="-1.76" calcext:value-type="float">
            <text:p>-1.76</text:p>
          </table:table-cell>
          <table:table-cell office:value-type="float" office:value="337.7" calcext:value-type="float">
            <text:p>337.7</text:p>
          </table:table-cell>
          <table:table-cell office:value-type="float" office:value="0.002962" calcext:value-type="float">
            <text:p>0.002962</text:p>
          </table:table-cell>
        </table:table-row>
        <table:table-row table:style-name="ro1">
          <table:table-cell office:value-type="float" office:value="-1.32" calcext:value-type="float">
            <text:p>-1.32</text:p>
          </table:table-cell>
          <table:table-cell office:value-type="float" office:value="294.4" calcext:value-type="float">
            <text:p>294.4</text:p>
          </table:table-cell>
          <table:table-cell office:value-type="float" office:value="0.003397" calcext:value-type="float">
            <text:p>0.003397</text:p>
          </table:table-cell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255.1" calcext:value-type="float">
            <text:p>255.1</text:p>
          </table:table-cell>
          <table:table-cell office:value-type="float" office:value="0.003921" calcext:value-type="float">
            <text:p>0.003921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255.1" calcext:value-type="float">
            <text:p>255.1</text:p>
          </table:table-cell>
          <table:table-cell office:value-type="float" office:value="0.003921" calcext:value-type="float">
            <text:p>0.003921</text:p>
          </table:table-cell>
        </table:table-row>
        <table:table-row table:style-name="ro1">
          <table:table-cell office:value-type="float" office:value="1.11E-016" calcext:value-type="float">
            <text:p>1.11E-016</text:p>
          </table:table-cell>
          <table:table-cell office:value-type="float" office:value="255.1" calcext:value-type="float">
            <text:p>255.1</text:p>
          </table:table-cell>
          <table:table-cell office:value-type="float" office:value="0.003921" calcext:value-type="float">
            <text:p>0.0039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4T01:46:48.418953000</dc:date>
    <meta:editing-duration>PT1H34M50S</meta:editing-duration>
    <meta:editing-cycles>3</meta:editing-cycles>
    <meta:generator>LibreOffice/4.3.5.2$MacOSX_X86_64 LibreOffice_project/3a87456aaa6a95c63eea1c1b3201acedf0751bd5</meta:generator>
    <meta:document-statistic meta:table-count="1" meta:cell-count="23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051cm" svg:stroke-color="#c5000b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17cm" svg:y="0.315cm" chart:style-name="ch2">
          <text:p>2N3819</text:p>
        </chart:title>
        <chart:plot-area chart:style-name="ch3" table:cell-range-address="'418JFETTrns (1)'.A55:'418JFETTrns (1)'.B75 '418JFETTrns (1)'.B2:'418JFETTrns (1)'.B54" svg:x="1.301cm" svg:y="1.252cm" svg:width="14.379cm" svg:height="6.617cm">
          <chartooo:coordinate-region svg:x="1.561cm" svg:y="1.433cm" svg:width="14.017cm" svg:height="5.826cm"/>
          <chart:axis chart:dimension="x" chart:name="primary-x" chart:style-name="ch4">
            <chart:title svg:x="6.703cm" svg:y="8.049cm" chart:style-name="ch5">
              <text:p>Gate-Source Voltage (V)</text:p>
            </chart:title>
          </chart:axis>
          <chart:axis chart:dimension="y" chart:name="primary-y" chart:style-name="ch4">
            <chart:title svg:x="0.451cm" svg:y="5.407cm" chart:style-name="ch6">
              <text:p>Current (A)</text:p>
            </chart:title>
            <chart:grid chart:style-name="ch7" chart:class="major"/>
          </chart:axis>
          <chart:series chart:style-name="ch8" chart:values-cell-range-address="'418JFETTrns (1)'.B55:'418JFETTrns (1)'.B75" chart:class="chart:scatter">
            <chart:domain table:cell-range-address="'418JFETTrns (1)'.A55:'418JFETTrns (1)'.A75"/>
            <chart:regression-curve chart:style-name="ch9">
              <chart:equation chart:display-equation="true" chart:display-r-square="false" svg:x="2.766cm" svg:y="4.052cm"/>
            </chart:regression-curve>
            <chart:data-point chart:repeated="21"/>
          </chart:series>
          <chart:series chart:style-name="ch10" chart:values-cell-range-address="'418JFETTrns (1)'.B2:'418JFETTrns (1)'.B54" chart:class="chart:scatter">
            <chart:domain table:cell-range-address="'418JFETTrns (1)'.A2:'418JFETTrns (1)'.A54"/>
            <chart:data-point chart:repeated="5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995">
                <text:p>-2.995</text:p>
                <draw:g>
                  <svg:desc>'418JFETTrns (1)'.A55:'418JFETTrns (1)'.A75</svg:desc>
                </draw:g>
              </table:table-cell>
              <table:table-cell office:value-type="float" office:value="0.00002467">
                <text:p>0.00002467</text:p>
                <draw:g>
                  <svg:desc>'418JFETTrns (1)'.B55:'418JFETTrns (1)'.B75</svg:desc>
                </draw:g>
              </table:table-cell>
              <table:table-cell office:value-type="float" office:value="-9.52">
                <text:p>-9.52</text:p>
                <draw:g>
                  <svg:desc>'418JFETTrns (1)'.A2:'418JFETTrns (1)'.A54</svg:desc>
                </draw:g>
              </table:table-cell>
              <table:table-cell office:value-type="float" office:value="0.00001071">
                <text:p>0.00001071</text:p>
                <draw:g>
                  <svg:desc>'418JFETTrns (1)'.B2:'418JFETTrns (1)'.B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851">
                <text:p>-2.851</text:p>
              </table:table-cell>
              <table:table-cell office:value-type="float" office:value="0.00006524">
                <text:p>0.00006524</text:p>
              </table:table-cell>
              <table:table-cell office:value-type="float" office:value="-9.456">
                <text:p>-9.456</text:p>
              </table:table-cell>
              <table:table-cell office:value-type="float" office:value="0.00001076">
                <text:p>0.00001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708">
                <text:p>-2.708</text:p>
              </table:table-cell>
              <table:table-cell office:value-type="float" office:value="0.0001563">
                <text:p>0.0001563</text:p>
              </table:table-cell>
              <table:table-cell office:value-type="float" office:value="-9.389">
                <text:p>-9.389</text:p>
              </table:table-cell>
              <table:table-cell office:value-type="float" office:value="0.00001068">
                <text:p>0.00001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564">
                <text:p>-2.564</text:p>
              </table:table-cell>
              <table:table-cell office:value-type="float" office:value="0.0003062">
                <text:p>0.0003062</text:p>
              </table:table-cell>
              <table:table-cell office:value-type="float" office:value="-9.32">
                <text:p>-9.32</text:p>
              </table:table-cell>
              <table:table-cell office:value-type="float" office:value="0.00001074">
                <text:p>0.000010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42">
                <text:p>-2.42</text:p>
              </table:table-cell>
              <table:table-cell office:value-type="float" office:value="0.0005095">
                <text:p>0.0005095</text:p>
              </table:table-cell>
              <table:table-cell office:value-type="float" office:value="-9.246">
                <text:p>-9.246</text:p>
              </table:table-cell>
              <table:table-cell office:value-type="float" office:value="0.00001071">
                <text:p>0.00001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276">
                <text:p>-2.276</text:p>
              </table:table-cell>
              <table:table-cell office:value-type="float" office:value="0.0007562">
                <text:p>0.0007562</text:p>
              </table:table-cell>
              <table:table-cell office:value-type="float" office:value="-9.17">
                <text:p>-9.17</text:p>
              </table:table-cell>
              <table:table-cell office:value-type="float" office:value="0.00001081">
                <text:p>0.000010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133">
                <text:p>-2.133</text:p>
              </table:table-cell>
              <table:table-cell office:value-type="float" office:value="0.001042">
                <text:p>0.001042</text:p>
              </table:table-cell>
              <table:table-cell office:value-type="float" office:value="-9.091">
                <text:p>-9.091</text:p>
              </table:table-cell>
              <table:table-cell office:value-type="float" office:value="0.00001072">
                <text:p>0.00001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99">
                <text:p>-1.99</text:p>
              </table:table-cell>
              <table:table-cell office:value-type="float" office:value="0.001364">
                <text:p>0.001364</text:p>
              </table:table-cell>
              <table:table-cell office:value-type="float" office:value="-9.009">
                <text:p>-9.009</text:p>
              </table:table-cell>
              <table:table-cell office:value-type="float" office:value="0.00001074">
                <text:p>0.000010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846">
                <text:p>-1.846</text:p>
              </table:table-cell>
              <table:table-cell office:value-type="float" office:value="0.001881">
                <text:p>0.001881</text:p>
              </table:table-cell>
              <table:table-cell office:value-type="float" office:value="-8.922">
                <text:p>-8.922</text:p>
              </table:table-cell>
              <table:table-cell office:value-type="float" office:value="0.00001075">
                <text:p>0.000010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703">
                <text:p>-1.703</text:p>
              </table:table-cell>
              <table:table-cell office:value-type="float" office:value="0.002301">
                <text:p>0.002301</text:p>
              </table:table-cell>
              <table:table-cell office:value-type="float" office:value="-8.833">
                <text:p>-8.833</text:p>
              </table:table-cell>
              <table:table-cell office:value-type="float" office:value="0.00001077">
                <text:p>0.000010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559">
                <text:p>-1.559</text:p>
              </table:table-cell>
              <table:table-cell office:value-type="float" office:value="0.00272">
                <text:p>0.00272</text:p>
              </table:table-cell>
              <table:table-cell office:value-type="float" office:value="-8.74">
                <text:p>-8.74</text:p>
              </table:table-cell>
              <table:table-cell office:value-type="float" office:value="0.00001074">
                <text:p>0.000010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416">
                <text:p>-1.416</text:p>
              </table:table-cell>
              <table:table-cell office:value-type="float" office:value="0.003182">
                <text:p>0.003182</text:p>
              </table:table-cell>
              <table:table-cell office:value-type="float" office:value="-8.644">
                <text:p>-8.644</text:p>
              </table:table-cell>
              <table:table-cell office:value-type="float" office:value="0.00001066">
                <text:p>0.000010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273">
                <text:p>-1.273</text:p>
              </table:table-cell>
              <table:table-cell office:value-type="float" office:value="0.00368">
                <text:p>0.00368</text:p>
              </table:table-cell>
              <table:table-cell office:value-type="float" office:value="-8.544">
                <text:p>-8.544</text:p>
              </table:table-cell>
              <table:table-cell office:value-type="float" office:value="0.0000107">
                <text:p>0.0000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129">
                <text:p>-1.129</text:p>
              </table:table-cell>
              <table:table-cell office:value-type="float" office:value="0.004186">
                <text:p>0.004186</text:p>
              </table:table-cell>
              <table:table-cell office:value-type="float" office:value="-8.441">
                <text:p>-8.441</text:p>
              </table:table-cell>
              <table:table-cell office:value-type="float" office:value="0.00001072">
                <text:p>0.000010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9854">
                <text:p>-0.9854</text:p>
              </table:table-cell>
              <table:table-cell office:value-type="float" office:value="0.004725">
                <text:p>0.004725</text:p>
              </table:table-cell>
              <table:table-cell office:value-type="float" office:value="-8.334">
                <text:p>-8.334</text:p>
              </table:table-cell>
              <table:table-cell office:value-type="float" office:value="0.00001076">
                <text:p>0.000010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424">
                <text:p>-0.8424</text:p>
              </table:table-cell>
              <table:table-cell office:value-type="float" office:value="0.005282">
                <text:p>0.005282</text:p>
              </table:table-cell>
              <table:table-cell office:value-type="float" office:value="-8.224">
                <text:p>-8.224</text:p>
              </table:table-cell>
              <table:table-cell office:value-type="float" office:value="0.00001069">
                <text:p>0.000010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6981">
                <text:p>-0.6981</text:p>
              </table:table-cell>
              <table:table-cell office:value-type="float" office:value="0.005865">
                <text:p>0.005865</text:p>
              </table:table-cell>
              <table:table-cell office:value-type="float" office:value="-8.111">
                <text:p>-8.111</text:p>
              </table:table-cell>
              <table:table-cell office:value-type="float" office:value="0.00001072">
                <text:p>0.000010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544">
                <text:p>-0.5544</text:p>
              </table:table-cell>
              <table:table-cell office:value-type="float" office:value="0.006475">
                <text:p>0.006475</text:p>
              </table:table-cell>
              <table:table-cell office:value-type="float" office:value="-7.994">
                <text:p>-7.994</text:p>
              </table:table-cell>
              <table:table-cell office:value-type="float" office:value="0.00001077">
                <text:p>0.000010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4113">
                <text:p>-0.4113</text:p>
              </table:table-cell>
              <table:table-cell office:value-type="float" office:value="0.00709">
                <text:p>0.00709</text:p>
              </table:table-cell>
              <table:table-cell office:value-type="float" office:value="-7.875">
                <text:p>-7.875</text:p>
              </table:table-cell>
              <table:table-cell office:value-type="float" office:value="0.00001071">
                <text:p>0.000010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676">
                <text:p>-0.2676</text:p>
              </table:table-cell>
              <table:table-cell office:value-type="float" office:value="0.007743">
                <text:p>0.007743</text:p>
              </table:table-cell>
              <table:table-cell office:value-type="float" office:value="-7.752">
                <text:p>-7.752</text:p>
              </table:table-cell>
              <table:table-cell office:value-type="float" office:value="0.00001075">
                <text:p>0.000010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24">
                <text:p>-0.124</text:p>
              </table:table-cell>
              <table:table-cell office:value-type="float" office:value="0.008428">
                <text:p>0.008428</text:p>
              </table:table-cell>
              <table:table-cell office:value-type="float" office:value="-7.628">
                <text:p>-7.628</text:p>
              </table:table-cell>
              <table:table-cell office:value-type="float" office:value="0.00001069">
                <text:p>0.00001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501">
                <text:p>-7.501</text:p>
              </table:table-cell>
              <table:table-cell office:value-type="float" office:value="0.00001076">
                <text:p>0.00001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372">
                <text:p>-7.372</text:p>
              </table:table-cell>
              <table:table-cell office:value-type="float" office:value="0.00001076">
                <text:p>0.00001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24">
                <text:p>-7.24</text:p>
              </table:table-cell>
              <table:table-cell office:value-type="float" office:value="0.00001075">
                <text:p>0.00001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107">
                <text:p>-7.107</text:p>
              </table:table-cell>
              <table:table-cell office:value-type="float" office:value="0.00001076">
                <text:p>0.00001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972">
                <text:p>-6.972</text:p>
              </table:table-cell>
              <table:table-cell office:value-type="float" office:value="0.00001073">
                <text:p>0.00001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837">
                <text:p>-6.837</text:p>
              </table:table-cell>
              <table:table-cell office:value-type="float" office:value="0.00001078">
                <text:p>0.00001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699">
                <text:p>-6.699</text:p>
              </table:table-cell>
              <table:table-cell office:value-type="float" office:value="0.00001076">
                <text:p>0.00001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561">
                <text:p>-6.561</text:p>
              </table:table-cell>
              <table:table-cell office:value-type="float" office:value="0.00001077">
                <text:p>0.00001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422">
                <text:p>-6.422</text:p>
              </table:table-cell>
              <table:table-cell office:value-type="float" office:value="0.00001079">
                <text:p>0.000010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282">
                <text:p>-6.282</text:p>
              </table:table-cell>
              <table:table-cell office:value-type="float" office:value="0.00001072">
                <text:p>0.00001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41">
                <text:p>-6.141</text:p>
              </table:table-cell>
              <table:table-cell office:value-type="float" office:value="0.00001075">
                <text:p>0.00001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999">
                <text:p>-5.999</text:p>
              </table:table-cell>
              <table:table-cell office:value-type="float" office:value="0.00001078">
                <text:p>0.00001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858">
                <text:p>-5.858</text:p>
              </table:table-cell>
              <table:table-cell office:value-type="float" office:value="0.00001074">
                <text:p>0.00001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716">
                <text:p>-5.716</text:p>
              </table:table-cell>
              <table:table-cell office:value-type="float" office:value="0.00001066">
                <text:p>0.000010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73">
                <text:p>-5.573</text:p>
              </table:table-cell>
              <table:table-cell office:value-type="float" office:value="0.00001076">
                <text:p>0.00001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31">
                <text:p>-5.431</text:p>
              </table:table-cell>
              <table:table-cell office:value-type="float" office:value="0.0000107">
                <text:p>0.0000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88">
                <text:p>-5.288</text:p>
              </table:table-cell>
              <table:table-cell office:value-type="float" office:value="0.00001072">
                <text:p>0.00001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45">
                <text:p>-5.145</text:p>
              </table:table-cell>
              <table:table-cell office:value-type="float" office:value="0.00001068">
                <text:p>0.00001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2">
                <text:p>-5.002</text:p>
              </table:table-cell>
              <table:table-cell office:value-type="float" office:value="0.0000107">
                <text:p>0.0000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59">
                <text:p>-4.859</text:p>
              </table:table-cell>
              <table:table-cell office:value-type="float" office:value="0.00001077">
                <text:p>0.00001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16">
                <text:p>-4.716</text:p>
              </table:table-cell>
              <table:table-cell office:value-type="float" office:value="0.00001076">
                <text:p>0.00001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73">
                <text:p>-4.573</text:p>
              </table:table-cell>
              <table:table-cell office:value-type="float" office:value="0.0000108">
                <text:p>0.0000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29">
                <text:p>-4.429</text:p>
              </table:table-cell>
              <table:table-cell office:value-type="float" office:value="0.00001073">
                <text:p>0.00001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86">
                <text:p>-4.286</text:p>
              </table:table-cell>
              <table:table-cell office:value-type="float" office:value="0.00001073">
                <text:p>0.00001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42">
                <text:p>-4.142</text:p>
              </table:table-cell>
              <table:table-cell office:value-type="float" office:value="0.00001071">
                <text:p>0.000010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99">
                <text:p>-3.999</text:p>
              </table:table-cell>
              <table:table-cell office:value-type="float" office:value="0.00001076">
                <text:p>0.00001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55">
                <text:p>-3.855</text:p>
              </table:table-cell>
              <table:table-cell office:value-type="float" office:value="0.00001072">
                <text:p>0.00001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11">
                <text:p>-3.711</text:p>
              </table:table-cell>
              <table:table-cell office:value-type="float" office:value="0.00001077">
                <text:p>0.00001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68">
                <text:p>-3.568</text:p>
              </table:table-cell>
              <table:table-cell office:value-type="float" office:value="0.00001068">
                <text:p>0.00001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25">
                <text:p>-3.425</text:p>
              </table:table-cell>
              <table:table-cell office:value-type="float" office:value="0.00001072">
                <text:p>0.00001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81">
                <text:p>-3.281</text:p>
              </table:table-cell>
              <table:table-cell office:value-type="float" office:value="0.00001081">
                <text:p>0.000010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38">
                <text:p>-3.138</text:p>
              </table:table-cell>
              <table:table-cell office:value-type="float" office:value="0.00001267">
                <text:p>0.000012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37cm" svg:y="0.315cm" chart:style-name="ch2">
          <text:p>Transconductance</text:p>
        </chart:title>
        <chart:plot-area chart:style-name="ch3" table:cell-range-address="'418JFETTrns (1)'.A79:'418JFETTrns (1)'.A105 '418JFETTrns (1)'.C79:'418JFETTrns (1)'.C105" chart:data-source-has-labels="row" svg:x="1.301cm" svg:y="1.252cm" svg:width="14.379cm" svg:height="6.617cm">
          <chartooo:coordinate-region svg:x="1.561cm" svg:y="1.433cm" svg:width="14.017cm" svg:height="6.256cm"/>
          <chart:axis chart:dimension="x" chart:name="primary-x" chart:style-name="ch4">
            <chart:title svg:x="6.703cm" svg:y="8.049cm" chart:style-name="ch5">
              <text:p>Gate-Source Voltage (V)</text:p>
            </chart:title>
          </chart:axis>
          <chart:axis chart:dimension="y" chart:name="primary-y" chart:style-name="ch4">
            <chart:title svg:x="0.451cm" svg:y="6.417cm" chart:style-name="ch6">
              <text:p>Tranconductance (1/Ohm</text:p>
            </chart:title>
            <chart:grid chart:style-name="ch7" chart:class="major"/>
          </chart:axis>
          <chart:series chart:style-name="ch8" chart:values-cell-range-address="'418JFETTrns (1)'.C80:'418JFETTrns (1)'.C105" chart:label-cell-address="'418JFETTrns (1)'.C79:'418JFETTrns (1)'.C79" chart:class="chart:scatter">
            <chart:domain table:cell-range-address="'418JFETTrns (1)'.A80:'418JFETTrns (1)'.A105"/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nsconductance</text:p>
                <draw:g>
                  <svg:desc>'418JFETTrns (1)'.C79:'418JFETTrns (1)'.C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">
                <text:p>-11</text:p>
                <draw:g>
                  <svg:desc>'418JFETTrns (1)'.A80:'418JFETTrns (1)'.A105</svg:desc>
                </draw:g>
              </table:table-cell>
              <table:table-cell office:value-type="float" office:value="0">
                <text:p>0</text:p>
                <draw:g>
                  <svg:desc>'418JFETTrns (1)'.C80:'418JFETTrns (1)'.C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.56">
                <text:p>-10.56</text:p>
              </table:table-cell>
              <table:table-cell office:value-type="float" office:value="-0.000123">
                <text:p>-0.0001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.12">
                <text:p>-10.12</text:p>
              </table:table-cell>
              <table:table-cell office:value-type="float" office:value="-0.000123">
                <text:p>-0.0001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68">
                <text:p>-9.68</text:p>
              </table:table-cell>
              <table:table-cell office:value-type="float" office:value="-0.000123">
                <text:p>-0.000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24">
                <text:p>-9.24</text:p>
              </table:table-cell>
              <table:table-cell office:value-type="float" office:value="-0.000003124">
                <text:p>-0.0000031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.8">
                <text:p>-8.8</text:p>
              </table:table-cell>
              <table:table-cell office:value-type="float" office:value="-0.00000004736">
                <text:p>-0.000000047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36">
                <text:p>-8.36</text:p>
              </table:table-cell>
              <table:table-cell office:value-type="float" office:value="0.000000009593">
                <text:p>0.0000000095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.92">
                <text:p>-7.92</text:p>
              </table:table-cell>
              <table:table-cell office:value-type="float" office:value="0.000000009593">
                <text:p>0.000000009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48">
                <text:p>-7.48</text:p>
              </table:table-cell>
              <table:table-cell office:value-type="float" office:value="0.00000000585">
                <text:p>0.000000005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04">
                <text:p>-7.04</text:p>
              </table:table-cell>
              <table:table-cell office:value-type="float" office:value="0.00000000585">
                <text:p>0.000000005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.6">
                <text:p>-6.6</text:p>
              </table:table-cell>
              <table:table-cell office:value-type="float" office:value="-0.000000009682">
                <text:p>-0.0000000096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.16">
                <text:p>-6.16</text:p>
              </table:table-cell>
              <table:table-cell office:value-type="float" office:value="-0.000000009682">
                <text:p>-0.0000000096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.72">
                <text:p>-5.72</text:p>
              </table:table-cell>
              <table:table-cell office:value-type="float" office:value="0.00000000348">
                <text:p>0.000000003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.28">
                <text:p>-5.28</text:p>
              </table:table-cell>
              <table:table-cell office:value-type="float" office:value="-0.00000001511">
                <text:p>-0.000000015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.84">
                <text:p>-4.84</text:p>
              </table:table-cell>
              <table:table-cell office:value-type="float" office:value="-0.00000001511">
                <text:p>-0.000000015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.4">
                <text:p>-4.4</text:p>
              </table:table-cell>
              <table:table-cell office:value-type="float" office:value="0.00000000348">
                <text:p>0.000000003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96">
                <text:p>-3.96</text:p>
              </table:table-cell>
              <table:table-cell office:value-type="float" office:value="0.00000000348">
                <text:p>0.000000003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52">
                <text:p>-3.52</text:p>
              </table:table-cell>
              <table:table-cell office:value-type="float" office:value="0.00000538">
                <text:p>0.000005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08">
                <text:p>-3.08</text:p>
              </table:table-cell>
              <table:table-cell office:value-type="float" office:value="0.0002378">
                <text:p>0.00023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64">
                <text:p>-2.64</text:p>
              </table:table-cell>
              <table:table-cell office:value-type="float" office:value="0.001015">
                <text:p>0.0010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2">
                <text:p>-2.2</text:p>
              </table:table-cell>
              <table:table-cell office:value-type="float" office:value="0.002187">
                <text:p>0.0021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76">
                <text:p>-1.76</text:p>
              </table:table-cell>
              <table:table-cell office:value-type="float" office:value="0.002962">
                <text:p>0.0029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32">
                <text:p>-1.32</text:p>
              </table:table-cell>
              <table:table-cell office:value-type="float" office:value="0.003397">
                <text:p>0.0033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8">
                <text:p>-0.88</text:p>
              </table:table-cell>
              <table:table-cell office:value-type="float" office:value="0.003921">
                <text:p>0.0039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44">
                <text:p>-0.44</text:p>
              </table:table-cell>
              <table:table-cell office:value-type="float" office:value="0.003921">
                <text:p>0.0039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1E-016">
                <text:p>1.11E-016</text:p>
              </table:table-cell>
              <table:table-cell office:value-type="float" office:value="0.003921">
                <text:p>0.0039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77cm" svg:y="0.315cm" chart:style-name="ch2">
          <text:p>Resistance</text:p>
        </chart:title>
        <chart:plot-area chart:style-name="ch3" table:cell-range-address="'418JFETTrns (1)'.A79:'418JFETTrns (1)'.B105" chart:data-source-has-labels="row" svg:x="1.301cm" svg:y="1.252cm" svg:width="14.379cm" svg:height="6.617cm">
          <chartooo:coordinate-region svg:x="1.561cm" svg:y="1.433cm" svg:width="14.017cm" svg:height="5.826cm"/>
          <chart:axis chart:dimension="x" chart:name="primary-x" chart:style-name="ch4">
            <chart:title svg:x="6.703cm" svg:y="8.049cm" chart:style-name="ch5">
              <text:p>Gate-Source Voltage (V)</text:p>
            </chart:title>
          </chart:axis>
          <chart:axis chart:dimension="y" chart:name="primary-y" chart:style-name="ch4">
            <chart:title svg:x="0.451cm" svg:y="5.897cm" chart:style-name="ch6">
              <text:p>Resistance (Ohm)</text:p>
            </chart:title>
            <chart:grid chart:style-name="ch7" chart:class="major"/>
          </chart:axis>
          <chart:series chart:style-name="ch8" chart:values-cell-range-address="'418JFETTrns (1)'.B80:'418JFETTrns (1)'.B105" chart:label-cell-address="'418JFETTrns (1)'.B79:'418JFETTrns (1)'.B79" chart:class="chart:scatter">
            <chart:domain table:cell-range-address="'418JFETTrns (1)'.A80:'418JFETTrns (1)'.A105"/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sistance</text:p>
                <draw:g>
                  <svg:desc>'418JFETTrns (1)'.B79:'418JFETTrns (1)'.B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">
                <text:p>-11</text:p>
                <draw:g>
                  <svg:desc>'418JFETTrns (1)'.A80:'418JFETTrns (1)'.A105</svg:desc>
                </draw:g>
              </table:table-cell>
              <table:table-cell office:value-type="float" office:value="NaN">
                <text:p>NaN</text:p>
                <draw:g>
                  <svg:desc>'418JFETTrns (1)'.B80:'418JFETTrns (1)'.B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.56">
                <text:p>-10.56</text:p>
              </table:table-cell>
              <table:table-cell office:value-type="float" office:value="8128">
                <text:p>8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.12">
                <text:p>-10.12</text:p>
              </table:table-cell>
              <table:table-cell office:value-type="float" office:value="8128">
                <text:p>8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68">
                <text:p>-9.68</text:p>
              </table:table-cell>
              <table:table-cell office:value-type="float" office:value="8128">
                <text:p>8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24">
                <text:p>-9.24</text:p>
              </table:table-cell>
              <table:table-cell office:value-type="float" office:value="320100">
                <text:p>320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.8">
                <text:p>-8.8</text:p>
              </table:table-cell>
              <table:table-cell office:value-type="float" office:value="21110000">
                <text:p>2111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36">
                <text:p>-8.36</text:p>
              </table:table-cell>
              <table:table-cell office:value-type="float" office:value="104200000">
                <text:p>10420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.92">
                <text:p>-7.92</text:p>
              </table:table-cell>
              <table:table-cell office:value-type="float" office:value="104200000">
                <text:p>1042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48">
                <text:p>-7.48</text:p>
              </table:table-cell>
              <table:table-cell office:value-type="float" office:value="170900000">
                <text:p>1709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04">
                <text:p>-7.04</text:p>
              </table:table-cell>
              <table:table-cell office:value-type="float" office:value="170900000">
                <text:p>1709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.6">
                <text:p>-6.6</text:p>
              </table:table-cell>
              <table:table-cell office:value-type="float" office:value="103300000">
                <text:p>1033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.16">
                <text:p>-6.16</text:p>
              </table:table-cell>
              <table:table-cell office:value-type="float" office:value="103300000">
                <text:p>1033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.72">
                <text:p>-5.72</text:p>
              </table:table-cell>
              <table:table-cell office:value-type="float" office:value="287300000">
                <text:p>28730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.28">
                <text:p>-5.28</text:p>
              </table:table-cell>
              <table:table-cell office:value-type="float" office:value="66160000">
                <text:p>6616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.84">
                <text:p>-4.84</text:p>
              </table:table-cell>
              <table:table-cell office:value-type="float" office:value="66160000">
                <text:p>6616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.4">
                <text:p>-4.4</text:p>
              </table:table-cell>
              <table:table-cell office:value-type="float" office:value="287300000">
                <text:p>28730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96">
                <text:p>-3.96</text:p>
              </table:table-cell>
              <table:table-cell office:value-type="float" office:value="287300000">
                <text:p>2873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52">
                <text:p>-3.52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08">
                <text:p>-3.08</text:p>
              </table:table-cell>
              <table:table-cell office:value-type="float" office:value="4205">
                <text:p>42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64">
                <text:p>-2.64</text:p>
              </table:table-cell>
              <table:table-cell office:value-type="float" office:value="985.5">
                <text:p>985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2">
                <text:p>-2.2</text:p>
              </table:table-cell>
              <table:table-cell office:value-type="float" office:value="457.2">
                <text:p>457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76">
                <text:p>-1.76</text:p>
              </table:table-cell>
              <table:table-cell office:value-type="float" office:value="337.7">
                <text:p>337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32">
                <text:p>-1.32</text:p>
              </table:table-cell>
              <table:table-cell office:value-type="float" office:value="294.4">
                <text:p>294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8">
                <text:p>-0.88</text:p>
              </table:table-cell>
              <table:table-cell office:value-type="float" office:value="255.1">
                <text:p>255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44">
                <text:p>-0.44</text:p>
              </table:table-cell>
              <table:table-cell office:value-type="float" office:value="255.1">
                <text:p>255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1E-016">
                <text:p>1.11E-016</text:p>
              </table:table-cell>
              <table:table-cell office:value-type="float" office:value="255.1">
                <text:p>255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